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100000077D31995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704cm" style:rel-column-width="14279*"/>
    </style:style>
    <style:style style:name="Tabela2.B" style:family="table-column">
      <style:table-column-properties style:column-width="13.296cm" style:rel-column-width="51256*"/>
    </style:style>
    <style:style style:name="Tabe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dddddd" fo:padding="0.097cm" fo:border="0.05pt solid #000000">
        <style:background-image/>
      </style:table-cell-properties>
    </style:style>
    <style:style style:name="Tabela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704cm" style:rel-column-width="14279*"/>
    </style:style>
    <style:style style:name="Tabela3.B" style:family="table-column">
      <style:table-column-properties style:column-width="13.296cm" style:rel-column-width="51256*"/>
    </style:style>
    <style:style style:name="Tabe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dddddd" fo:padding="0.097cm" fo:border="0.05pt solid #000000">
        <style:background-image/>
      </style:table-cell-properties>
    </style:style>
    <style:style style:name="Tabela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704cm" style:rel-column-width="14279*"/>
    </style:style>
    <style:style style:name="Tabela4.B" style:family="table-column">
      <style:table-column-properties style:column-width="13.296cm" style:rel-column-width="51256*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4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704cm" style:rel-column-width="14279*"/>
    </style:style>
    <style:style style:name="Tabela5.B" style:family="table-column">
      <style:table-column-properties style:column-width="13.296cm" style:rel-column-width="51256*"/>
    </style:style>
    <style:style style:name="Tabela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dddddd" fo:padding="0.097cm" fo:border="0.05pt solid #000000">
        <style:background-image/>
      </style:table-cell-properties>
    </style:style>
    <style:style style:name="Tabela5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5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704cm" style:rel-column-width="14279*"/>
    </style:style>
    <style:style style:name="Tabela6.B" style:family="table-column">
      <style:table-column-properties style:column-width="13.296cm" style:rel-column-width="51256*"/>
    </style:style>
    <style:style style:name="Tabela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dddddd" fo:padding="0.097cm" fo:border="0.05pt solid #000000">
        <style:background-image/>
      </style:table-cell-properties>
    </style:style>
    <style:style style:name="Tabela6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6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6" style:family="table-row">
      <style:table-row-properties style:min-row-height="0.743cm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3.704cm" style:rel-column-width="14279*"/>
    </style:style>
    <style:style style:name="Tabela7.B" style:family="table-column">
      <style:table-column-properties style:column-width="13.296cm" style:rel-column-width="51256*"/>
    </style:style>
    <style:style style:name="Tabela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dddddd" fo:padding="0.097cm" fo:border="0.05pt solid #000000">
        <style:background-image/>
      </style:table-cell-properties>
    </style:style>
    <style:style style:name="Tabela7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3.704cm" style:rel-column-width="14279*"/>
    </style:style>
    <style:style style:name="Tabela8.B" style:family="table-column">
      <style:table-column-properties style:column-width="13.296cm" style:rel-column-width="51256*"/>
    </style:style>
    <style:style style:name="Tabela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fo:background-color="#dddddd" fo:padding="0.097cm" fo:border="0.05pt solid #000000">
        <style:background-image/>
      </style:table-cell-properties>
    </style:style>
    <style:style style:name="Tabela8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704cm" style:rel-column-width="14279*"/>
    </style:style>
    <style:style style:name="Tabela9.B" style:family="table-column">
      <style:table-column-properties style:column-width="13.296cm" style:rel-column-width="51256*"/>
    </style:style>
    <style:style style:name="Tabe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fo:background-color="#dddddd" fo:padding="0.097cm" fo:border="0.05pt solid #000000">
        <style:background-image/>
      </style:table-cell-properties>
    </style:style>
    <style:style style:name="Tabela9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704cm" style:rel-column-width="14279*"/>
    </style:style>
    <style:style style:name="Tabela10.B" style:family="table-column">
      <style:table-column-properties style:column-width="13.296cm" style:rel-column-width="51256*"/>
    </style:style>
    <style:style style:name="Tabela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fo:background-color="#dddddd" fo:padding="0.097cm" fo:border="0.05pt solid #000000">
        <style:background-image/>
      </style:table-cell-properties>
    </style:style>
    <style:style style:name="Tabela10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704cm" style:rel-column-width="14279*"/>
    </style:style>
    <style:style style:name="Tabela11.B" style:family="table-column">
      <style:table-column-properties style:column-width="13.296cm" style:rel-column-width="51256*"/>
    </style:style>
    <style:style style:name="Tabela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fo:background-color="#dddddd" fo:padding="0.097cm" fo:border="0.05pt solid #000000">
        <style:background-image/>
      </style:table-cell-properties>
    </style:style>
    <style:style style:name="Tabela1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704cm" style:rel-column-width="14279*"/>
    </style:style>
    <style:style style:name="Tabela12.B" style:family="table-column">
      <style:table-column-properties style:column-width="13.296cm" style:rel-column-width="51256*"/>
    </style:style>
    <style:style style:name="Tabela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fo:background-color="#dddddd" fo:padding="0.097cm" fo:border="0.05pt solid #000000">
        <style:background-image/>
      </style:table-cell-properties>
    </style:style>
    <style:style style:name="Tabela1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6" style:family="table-row">
      <style:table-row-properties style:min-row-height="0.743cm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704cm" style:rel-column-width="14279*"/>
    </style:style>
    <style:style style:name="Tabela13.B" style:family="table-column">
      <style:table-column-properties style:column-width="13.296cm" style:rel-column-width="51256*"/>
    </style:style>
    <style:style style:name="Tabela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fo:background-color="#dddddd" fo:padding="0.097cm" fo:border="0.05pt solid #000000">
        <style:background-image/>
      </style:table-cell-properties>
    </style:style>
    <style:style style:name="Tabela13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157ceb" style:font-size-asian="12.25pt" style:font-weight-asian="bold" style:font-size-complex="14pt" style:font-weight-complex="bold"/>
    </style:style>
    <style:style style:name="P2" style:family="paragraph" style:parent-style-name="Standard">
      <style:text-properties officeooo:rsid="002eae5d" officeooo:paragraph-rsid="002eae5d"/>
    </style:style>
    <style:style style:name="P3" style:family="paragraph" style:parent-style-name="Standard">
      <style:text-properties officeooo:paragraph-rsid="00305260"/>
    </style:style>
    <style:style style:name="P4" style:family="paragraph" style:parent-style-name="Standard">
      <style:text-properties officeooo:paragraph-rsid="003128fb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1814d0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2pt" officeooo:rsid="00172d24" officeooo:paragraph-rsid="00172d24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1814d0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1a00e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eae5d" officeooo:paragraph-rsid="0035c158"/>
    </style:style>
    <style:style style:name="P11" style:family="paragraph" style:parent-style-name="Standard">
      <style:text-properties officeooo:rsid="002eae5d" officeooo:paragraph-rsid="0035c158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weight="bold" officeooo:rsid="00157ceb" officeooo:paragraph-rsid="00157ce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4pt" fo:font-weight="bold" officeooo:rsid="0035c158" officeooo:paragraph-rsid="0035c158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5c15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65dc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8c837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1f8b01" officeooo:paragraph-rsid="003b234c" style:font-size-asian="12pt" style:font-size-complex="12pt"/>
    </style:style>
    <style:style style:name="P18" style:family="paragraph" style:parent-style-name="Standard">
      <style:text-properties officeooo:paragraph-rsid="0035cdd1"/>
    </style:style>
    <style:style style:name="P19" style:family="paragraph" style:parent-style-name="Standard">
      <style:text-properties officeooo:paragraph-rsid="00365dc8"/>
    </style:style>
    <style:style style:name="P20" style:family="paragraph" style:parent-style-name="Standard">
      <style:text-properties officeooo:paragraph-rsid="0036a8b9"/>
    </style:style>
    <style:style style:name="P21" style:family="paragraph" style:parent-style-name="Standard">
      <style:text-properties officeooo:paragraph-rsid="003128fb"/>
    </style:style>
    <style:style style:name="P22" style:family="paragraph" style:parent-style-name="Standard">
      <style:text-properties officeooo:paragraph-rsid="0037b76d"/>
    </style:style>
    <style:style style:name="P23" style:family="paragraph" style:parent-style-name="Standard">
      <style:paragraph-properties fo:text-align="center" style:justify-single-word="false"/>
      <style:text-properties style:font-name="Arial" fo:font-weight="bold" officeooo:rsid="003814bc" officeooo:paragraph-rsid="003814bc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3814bc" officeooo:paragraph-rsid="003814bc" style:font-weight-asian="normal" style:font-weight-complex="normal"/>
    </style:style>
    <style:style style:name="P25" style:family="paragraph" style:parent-style-name="Standard">
      <style:text-properties officeooo:paragraph-rsid="003814bc"/>
    </style:style>
    <style:style style:name="P26" style:family="paragraph" style:parent-style-name="Standard">
      <style:text-properties officeooo:paragraph-rsid="0038c837"/>
    </style:style>
    <style:style style:name="P27" style:family="paragraph" style:parent-style-name="Standard">
      <style:text-properties officeooo:paragraph-rsid="00392476"/>
    </style:style>
    <style:style style:name="P28" style:family="paragraph" style:parent-style-name="Standard">
      <style:text-properties officeooo:paragraph-rsid="003b234c"/>
    </style:style>
    <style:style style:name="P29" style:family="paragraph" style:parent-style-name="Standard">
      <style:text-properties officeooo:paragraph-rsid="003be689"/>
    </style:style>
    <style:style style:name="P30" style:family="paragraph" style:parent-style-name="Standard">
      <style:text-properties officeooo:paragraph-rsid="003d147b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5a89c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5c158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5cdd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65dc8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6a8b9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7b76d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814bc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8c837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92476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b234c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be689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35a89c" officeooo:paragraph-rsid="003d147b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63dab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5a89c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5c15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5cdd1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65dc8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6a8b9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7b76d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814bc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8c837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92476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b234c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be689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01c38e4" officeooo:paragraph-rsid="003d147b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63dab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5c158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5cdd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65dc8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6a8b9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7b76d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814bc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8c83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92476" style:font-size-asian="12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b234c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be689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officeooo:rsid="001c7f45" officeooo:paragraph-rsid="003d147b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5a89c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5c158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814bc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officeooo:rsid="001e39e3" officeooo:paragraph-rsid="0038c837" style:font-size-asian="12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5a89c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5c158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65dc8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814bc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8c837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officeooo:rsid="0020d4f1" officeooo:paragraph-rsid="003b234c" style:font-size-asian="12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5a89c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officeooo:rsid="001e460e" officeooo:paragraph-rsid="003814bc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5a89c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officeooo:rsid="001f8b01" officeooo:paragraph-rsid="003814bc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5c158" style:font-size-asian="12pt" style:font-size-complex="12pt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5cdd1" style:font-size-asian="12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65dc8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6a8b9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7b76d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814bc" style:font-size-asian="12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8c837" style:font-size-asian="12pt" style:font-size-complex="12pt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92476" style:font-size-asian="12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b234c" style:font-size-asian="12pt" style:font-size-complex="12pt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be689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officeooo:rsid="001814d0" officeooo:paragraph-rsid="003d147b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5cdd1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65dc8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6a8b9" style:font-size-asian="12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7b76d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92476" style:font-size-asian="12pt" style:font-size-complex="12pt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b234c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be689" style:font-size-asian="12pt" style:font-size-complex="12pt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12pt" officeooo:rsid="00219c72" officeooo:paragraph-rsid="003d147b" style:font-size-asian="12pt" style:font-size-complex="12pt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5cdd1" style:font-size-asian="12pt" style:font-size-complex="12pt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65dc8" style:font-size-asian="12pt" style:font-size-complex="12pt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6a8b9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7b76d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92476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b234c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be689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2pt" officeooo:rsid="0026888e" officeooo:paragraph-rsid="003d147b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officeooo:rsid="0035c158" officeooo:paragraph-rsid="0035c158" style:font-size-asian="12pt" style:font-size-complex="12pt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2pt" officeooo:rsid="0035c158" officeooo:paragraph-rsid="0038c837" style:font-size-asian="12pt" style:font-size-complex="12pt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65dc8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6a8b9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b234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2pt" officeooo:rsid="0029b503" officeooo:paragraph-rsid="003be689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6a8b9" style:font-size-asian="12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7b76d" style:font-size-asian="12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be689" style:font-size-asian="12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2pt" officeooo:rsid="002a95f5" officeooo:paragraph-rsid="003d147b" style:font-size-asian="12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37b76d" style:font-size-asian="12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2pt" officeooo:rsid="002c6767" officeooo:paragraph-rsid="003d147b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7b76d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12pt" officeooo:rsid="002d107b" officeooo:paragraph-rsid="003d147b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5c158" style:font-size-asian="12pt" style:font-weight-asian="bold" style:font-size-complex="12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5cdd1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65dc8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6a8b9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7b76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814bc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8c837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9247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b234c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be689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12pt" fo:font-weight="bold" officeooo:rsid="001814d0" officeooo:paragraph-rsid="003d147b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5c158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5cdd1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65dc8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6a8b9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7b76d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814bc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8c837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92476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b234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be689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style:font-name="Arial" fo:font-size="12pt" fo:font-weight="bold" officeooo:rsid="001a00ef" officeooo:paragraph-rsid="003d147b" style:font-size-asian="12pt" style:font-weight-asian="bold" style:font-size-complex="12pt" style:font-weight-complex="bold"/>
    </style:style>
    <style:style style:name="T1" style:family="text">
      <style:text-properties officeooo:rsid="001e460e"/>
    </style:style>
    <style:style style:name="T2" style:family="text">
      <style:text-properties officeooo:rsid="001f8b01"/>
    </style:style>
    <style:style style:name="T3" style:family="text">
      <style:text-properties officeooo:rsid="0020d4f1"/>
    </style:style>
    <style:style style:name="T4" style:family="text">
      <style:text-properties officeooo:rsid="0021cb06"/>
    </style:style>
    <style:style style:name="T5" style:family="text">
      <style:text-properties officeooo:rsid="002303a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02bf" style:font-weight-asian="bold" style:font-weight-complex="bold"/>
    </style:style>
    <style:style style:name="T8" style:family="text">
      <style:text-properties fo:font-weight="bold" officeooo:rsid="002a95f5" style:font-weight-asian="bold" style:font-weight-complex="bold"/>
    </style:style>
    <style:style style:name="T9" style:family="text">
      <style:text-properties fo:font-weight="bold" officeooo:rsid="002d107b" style:font-weight-asian="bold" style:font-weight-complex="bold"/>
    </style:style>
    <style:style style:name="T10" style:family="text">
      <style:text-properties fo:font-weight="bold" officeooo:rsid="00370cc9" style:font-weight-asian="bold" style:font-weight-complex="bold"/>
    </style:style>
    <style:style style:name="T11" style:family="text">
      <style:text-properties officeooo:rsid="002902bf"/>
    </style:style>
    <style:style style:name="T12" style:family="text">
      <style:text-properties officeooo:rsid="0029b503"/>
    </style:style>
    <style:style style:name="T13" style:family="text">
      <style:text-properties officeooo:rsid="002c6767"/>
    </style:style>
    <style:style style:name="T14" style:family="text">
      <style:text-properties officeooo:rsid="002d107b"/>
    </style:style>
    <style:style style:name="T15" style:family="text">
      <style:text-properties officeooo:rsid="002e1b94"/>
    </style:style>
    <style:style style:name="T16" style:family="text">
      <style:text-properties officeooo:rsid="00330060"/>
    </style:style>
    <style:style style:name="T17" style:family="text">
      <style:text-properties officeooo:rsid="0035a89c"/>
    </style:style>
    <style:style style:name="T18" style:family="text">
      <style:text-properties officeooo:rsid="0038523b"/>
    </style:style>
    <style:style style:name="T19" style:family="text">
      <style:text-properties officeooo:rsid="0035c158"/>
    </style:style>
    <style:style style:name="T20" style:family="text">
      <style:text-properties officeooo:rsid="0035cdd1"/>
    </style:style>
    <style:style style:name="T21" style:family="text">
      <style:text-properties officeooo:rsid="00365dc8"/>
    </style:style>
    <style:style style:name="T22" style:family="text">
      <style:text-properties officeooo:rsid="0039a4fd"/>
    </style:style>
    <style:style style:name="T23" style:family="text">
      <style:text-properties officeooo:rsid="0036a8b9"/>
    </style:style>
    <style:style style:name="T24" style:family="text">
      <style:text-properties officeooo:rsid="003c9093"/>
    </style:style>
    <style:style style:name="T25" style:family="text">
      <style:text-properties officeooo:rsid="0037b76d"/>
    </style:style>
    <style:style style:name="T26" style:family="text">
      <style:text-properties officeooo:rsid="003814bc"/>
    </style:style>
    <style:style style:name="T27" style:family="text">
      <style:text-properties officeooo:rsid="0038c837"/>
    </style:style>
    <style:style style:name="T28" style:family="text">
      <style:text-properties officeooo:rsid="00392476"/>
    </style:style>
    <style:style style:name="T29" style:family="text">
      <style:text-properties officeooo:rsid="003b234c"/>
    </style:style>
    <style:style style:name="T30" style:family="text">
      <style:text-properties officeooo:rsid="003be689"/>
    </style:style>
    <style:style style:name="T31" style:family="text">
      <style:text-properties officeooo:rsid="003d147b"/>
    </style:style>
    <style:style style:name="T32" style:family="text">
      <style:text-properties officeooo:rsid="003e3ff3"/>
    </style:style>
    <style:style style:name="T33" style:family="text">
      <style:text-properties officeooo:rsid="003ed5c8"/>
    </style:style>
    <style:style style:name="T34" style:family="text">
      <style:text-properties officeooo:rsid="003f64fd"/>
    </style:style>
    <style:style style:name="T35" style:family="text">
      <style:text-properties officeooo:rsid="003fb06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Roteiro de <text:span text:style-name="T16">t</text:span>estes <text:span text:style-name="T16">manuais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Projeto: InfoSaude - AC</text:p>
          </table:table-cell>
          <table:table-cell table:style-name="Tabela1.B1" office:value-type="string">
            <text:p text:style-name="P6">Autor: <text:span text:style-name="T17">Elisângela de Souza Santos</text:span></text:p>
          </table:table-cell>
        </table:table-row>
        <table:table-row>
          <table:table-cell table:style-name="Tabela1.A2" office:value-type="string">
            <text:p text:style-name="P6"><text:span text:style-name="T16">Iteração</text:span>: <text:span text:style-name="T17">5º</text:span></text:p>
          </table:table-cell>
          <table:table-cell table:style-name="Tabela1.B2" office:value-type="string">
            <text:p text:style-name="P6">Data: <text:span text:style-name="T17">17/06/15</text:span></text:p>
          </table:table-cell>
        </table:table-row>
      </table:table>
      <text:p text:style-name="P1"/>
      <text:p text:style-name="P1"/>
      <text:p text:style-name="P13">Triagem</text:p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Contador:</text:p>
          </table:table-cell>
          <table:table-cell table:style-name="Tabela2.B1" office:value-type="string">
            <text:p text:style-name="P5">001</text:p>
          </table:table-cell>
        </table:table-row>
        <table:table-row>
          <table:table-cell table:style-name="Tabela2.A2" office:value-type="string">
            <text:p text:style-name="P8">Criticidade:</text:p>
          </table:table-cell>
          <table:table-cell table:style-name="Tabela2.B2" office:value-type="string">
            <text:p text:style-name="P5">Alta</text:p>
          </table:table-cell>
        </table:table-row>
        <table:table-row>
          <table:table-cell table:style-name="Tabela2.A2" office:value-type="string">
            <text:p text:style-name="P8">Localização:</text:p>
          </table:table-cell>
          <table:table-cell table:style-name="Tabela2.B2" office:value-type="string">
            <text:p text:style-name="P31">Triagem &gt; Novo cadastro</text:p>
          </table:table-cell>
        </table:table-row>
        <table:table-row>
          <table:table-cell table:style-name="Tabela2.A2" office:value-type="string">
            <text:p text:style-name="P8">Objeto de teste</text:p>
          </table:table-cell>
          <table:table-cell table:style-name="Tabela2.B2" office:value-type="string">
            <text:p text:style-name="P43">Operações referentes a inserção de dados</text:p>
          </table:table-cell>
        </table:table-row>
        <table:table-row>
          <table:table-cell table:style-name="Tabela2.A2" office:value-type="string">
            <text:p text:style-name="P7">Caso de teste</text:p>
          </table:table-cell>
          <table:table-cell table:style-name="Tabela2.B2" office:value-type="string">
            <text:p text:style-name="P44"><text:bookmark text:name="__DdeLink__214_1234157524"/>Testar o funcionamento do botão “<text:span text:style-name="T1">S</text:span>alvar”</text:p>
          </table:table-cell>
        </table:table-row>
        <table:table-row>
          <table:table-cell table:style-name="Tabela2.A2" office:value-type="string">
            <text:p text:style-name="P8">Pré-condição:</text:p>
          </table:table-cell>
          <table:table-cell table:style-name="Tabela2.B2" office:value-type="string">
            <text:p text:style-name="P56"><text:span text:style-name="T17">Membro da equipe médica capacitado para fazer a triagem</text:span></text:p>
          </table:table-cell>
        </table:table-row>
        <table:table-row>
          <table:table-cell table:style-name="Tabela2.A2" office:value-type="string">
            <text:p text:style-name="P9">Procedimento</text:p>
          </table:table-cell>
          <table:table-cell table:style-name="Tabela2.B2" office:value-type="string">
            <text:p text:style-name="P68"><text:span text:style-name="T6">1. </text:span>Acessar a tela <text:span text:style-name="T15">pelo menu lateral</text:span>: <text:span text:style-name="T17">Triagem</text:span> &gt; Novo cadastro.</text:p>
            <text:p text:style-name="P68"><text:span text:style-name="T6">2.</text:span> Preencher todos os campos obrigatórios.</text:p>
            <text:p text:style-name="P68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2.A2" office:value-type="string">
            <text:p text:style-name="P9">Resultado esperado:</text:p>
          </table:table-cell>
          <table:table-cell table:style-name="Tabela2.B2" office:value-type="string">
            <text:p text:style-name="P78"><text:span text:style-name="T6">1.</text:span> <text:span text:style-name="T2">O sistema atualizará no Banco de Dados os dados referentes à “Triagem”.</text:span></text:p>
            <text:p text:style-name="P80"><text:span text:style-name="T6">2.</text:span> <text:span text:style-name="T3">O sistema exibirá a mesma tela em que estava.</text:span></text:p>
            <text:p text:style-name="P72"><text:span text:style-name="T6">3.</text:span> O sistema exibirá a mensagem padrão de operação realizada com sucesso.</text:p>
          </table:table-cell>
        </table:table-row>
      </table:table>
      <text:p text:style-name="P1"/>
      <text:p text:style-name="P1"/>
      <text:p text:style-name="P1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3">Contador:</text:p>
          </table:table-cell>
          <table:table-cell table:style-name="Tabela3.B1" office:value-type="string">
            <text:p text:style-name="P82">00<text:span text:style-name="T18">2</text:span></text:p>
          </table:table-cell>
        </table:table-row>
        <table:table-row>
          <table:table-cell table:style-name="Tabela3.A2" office:value-type="string">
            <text:p text:style-name="P123">Criticidade:</text:p>
          </table:table-cell>
          <table:table-cell table:style-name="Tabela3.B2" office:value-type="string">
            <text:p text:style-name="P109">Alta</text:p>
          </table:table-cell>
        </table:table-row>
        <table:table-row>
          <table:table-cell table:style-name="Tabela3.A2" office:value-type="string">
            <text:p text:style-name="P123">Localização:</text:p>
          </table:table-cell>
          <table:table-cell table:style-name="Tabela3.B2" office:value-type="string">
            <text:p text:style-name="P32">Triagem &gt; Novo cadastro</text:p>
          </table:table-cell>
        </table:table-row>
        <table:table-row>
          <table:table-cell table:style-name="Tabela3.A2" office:value-type="string">
            <text:p text:style-name="P123">Objeto de teste</text:p>
          </table:table-cell>
          <table:table-cell table:style-name="Tabela3.B2" office:value-type="string">
            <text:p text:style-name="P45">Operações referentes a inserção de dados</text:p>
          </table:table-cell>
        </table:table-row>
        <table:table-row>
          <table:table-cell table:style-name="Tabela3.A2" office:value-type="string">
            <text:p text:style-name="P123">Caso de teste</text:p>
          </table:table-cell>
          <table:table-cell table:style-name="Tabela3.B2" office:value-type="string">
            <text:p text:style-name="P45"><text:bookmark-start text:name="__DdeLink__226_1234157524"/>Testar o funcionamento do botão “<text:span text:style-name="T19">Salvar</text:span>”<text:bookmark-end text:name="__DdeLink__226_1234157524"/></text:p>
          </table:table-cell>
        </table:table-row>
        <table:table-row>
          <table:table-cell table:style-name="Tabela3.A2" office:value-type="string">
            <text:p text:style-name="P123">Pré-condição:</text:p>
          </table:table-cell>
          <table:table-cell table:style-name="Tabela3.B2" office:value-type="string">
            <text:p text:style-name="P57"><text:span text:style-name="T17">Membro da equipe médica capacitado para fazer a triagem</text:span></text:p>
          </table:table-cell>
        </table:table-row>
        <table:table-row>
          <table:table-cell table:style-name="Tabela3.A2" office:value-type="string">
            <text:p text:style-name="P134">Procedimento</text:p>
          </table:table-cell>
          <table:table-cell table:style-name="Tabela3.B2" office:value-type="string">
            <text:p text:style-name="P69"><text:span text:style-name="T6">1. </text:span>Acessar a tela <text:span text:style-name="T15">pelo menu lateral</text:span>: <text:span text:style-name="T17">Triagem</text:span> &gt; Novo cadastro.</text:p>
            <text:p text:style-name="P69"><text:span text:style-name="T6">2.</text:span> <text:span text:style-name="T19">Deixar em branco</text:span> todos os campos obrigatórios.</text:p>
            <text:p text:style-name="P69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3.A2" office:value-type="string">
            <text:p text:style-name="P134">Resultado esperado:</text:p>
          </table:table-cell>
          <table:table-cell table:style-name="Tabela3.B2" office:value-type="string">
            <text:p text:style-name="P14"><text:span text:style-name="T7">1.</text:span><text:span text:style-name="T11"> O sistema exibirá a mesma tela em que estava.</text:span></text:p>
            <text:p text:style-name="P73"><text:span text:style-name="T7">2</text:span><text:span text:style-name="T6">.</text:span> O sistema exibirá a mensagem padrão de <text:span text:style-name="T19">que todos os campos obrigatórios devem ser preenchidos.</text:span></text:p>
          </table:table-cell>
        </table:table-row>
      </table:table>
      <text:p text:style-name="P11"/>
      <text:p text:style-name="P2"><text:soft-page-break/></text:p>
      <text:p text:style-name="P18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24">Contador:</text:p>
          </table:table-cell>
          <table:table-cell table:style-name="Tabela4.B1" office:value-type="string">
            <text:p text:style-name="P83">00<text:span text:style-name="T20">3</text:span></text:p>
          </table:table-cell>
        </table:table-row>
        <table:table-row>
          <table:table-cell table:style-name="Tabela4.A2" office:value-type="string">
            <text:p text:style-name="P124">Criticidade:</text:p>
          </table:table-cell>
          <table:table-cell table:style-name="Tabela4.B2" office:value-type="string">
            <text:p text:style-name="P93">Média</text:p>
          </table:table-cell>
        </table:table-row>
        <table:table-row>
          <table:table-cell table:style-name="Tabela4.A2" office:value-type="string">
            <text:p text:style-name="P124">Localização:</text:p>
          </table:table-cell>
          <table:table-cell table:style-name="Tabela4.B2" office:value-type="string">
            <text:p text:style-name="P33">Triagem &gt; Novo cadastro</text:p>
          </table:table-cell>
        </table:table-row>
        <table:table-row>
          <table:table-cell table:style-name="Tabela4.A2" office:value-type="string">
            <text:p text:style-name="P124">Objeto de teste</text:p>
          </table:table-cell>
          <table:table-cell table:style-name="Tabela4.B2" office:value-type="string">
            <text:p text:style-name="P46">Operações referentes a inserção de dados</text:p>
          </table:table-cell>
        </table:table-row>
        <table:table-row>
          <table:table-cell table:style-name="Tabela4.A2" office:value-type="string">
            <text:p text:style-name="P124">Caso de teste</text:p>
          </table:table-cell>
          <table:table-cell table:style-name="Tabela4.B2" office:value-type="string">
            <text:p text:style-name="P46"><text:bookmark-start text:name="__DdeLink__226_12341575241"/>Testar o funcionamento do botão “<text:span text:style-name="T4">Cancelar</text:span>”<text:bookmark-end text:name="__DdeLink__226_12341575241"/></text:p>
          </table:table-cell>
        </table:table-row>
        <table:table-row>
          <table:table-cell table:style-name="Tabela4.A2" office:value-type="string">
            <text:p text:style-name="P124">Pré-condição:</text:p>
          </table:table-cell>
          <table:table-cell table:style-name="Tabela4.B2" office:value-type="string">
            <text:p text:style-name="P58"><text:span text:style-name="T17">Membro da equipe médica capacitado para fazer a triagem</text:span></text:p>
          </table:table-cell>
        </table:table-row>
        <table:table-row>
          <table:table-cell table:style-name="Tabela4.A2" office:value-type="string">
            <text:p text:style-name="P135">Procedimento</text:p>
          </table:table-cell>
          <table:table-cell table:style-name="Tabela4.B2" office:value-type="string">
            <text:p text:style-name="P93"><text:span text:style-name="T6">1.</text:span> Acessar a tela <text:span text:style-name="T4">Pesquisa de cadastro de triagem clicando no botão</text:span>: Pesquisa de <text:span text:style-name="T20">triagem</text:span> &gt; Ações &gt; Edição.</text:p>
            <text:p text:style-name="P93"><text:span text:style-name="T6">2.</text:span> <text:span text:style-name="T5">Escolher um dos campos para alterar com uma nova informação no formulário de edição de <text:s/>“Triagem”</text:span></text:p>
            <text:p text:style-name="P101"><text:span text:style-name="T6">3.</text:span> Clicar no botão “Cancelar”.</text:p>
          </table:table-cell>
        </table:table-row>
        <table:table-row>
          <table:table-cell table:style-name="Tabela4.A2" office:value-type="string">
            <text:p text:style-name="P135">Resultado esperado:</text:p>
          </table:table-cell>
          <table:table-cell table:style-name="Tabela4.B2" office:value-type="string">
            <text:p text:style-name="P101"><text:span text:style-name="T6">1.</text:span> O sistema voltará para página de “Pesquisa de cadastro de <text:span text:style-name="T20">triagem</text:span>”, com os antigos valores do cadastro d<text:span text:style-name="T20">a triagem</text:span> de cada campo não alterados.</text:p>
          </table:table-cell>
        </table:table-row>
      </table:table>
      <text:p text:style-name="P18"/>
      <text:p text:style-name="P3"/>
      <text:p text:style-name="P3"/>
      <text:p text:style-name="P1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25">Contador:</text:p>
          </table:table-cell>
          <table:table-cell table:style-name="Tabela5.B1" office:value-type="string">
            <text:p text:style-name="P84">00<text:span text:style-name="T21">4</text:span></text:p>
          </table:table-cell>
        </table:table-row>
        <table:table-row>
          <table:table-cell table:style-name="Tabela5.A2" office:value-type="string">
            <text:p text:style-name="P125">Criticidade:</text:p>
          </table:table-cell>
          <table:table-cell table:style-name="Tabela5.B2" office:value-type="string">
            <text:p text:style-name="P111">Média</text:p>
          </table:table-cell>
        </table:table-row>
        <table:table-row>
          <table:table-cell table:style-name="Tabela5.A2" office:value-type="string">
            <text:p text:style-name="P125">Localização:</text:p>
          </table:table-cell>
          <table:table-cell table:style-name="Tabela5.B2" office:value-type="string">
            <text:p text:style-name="P34">Triagem &gt; Novo cadastro</text:p>
          </table:table-cell>
        </table:table-row>
        <table:table-row>
          <table:table-cell table:style-name="Tabela5.A2" office:value-type="string">
            <text:p text:style-name="P125">Objeto de teste</text:p>
          </table:table-cell>
          <table:table-cell table:style-name="Tabela5.B2" office:value-type="string">
            <text:p text:style-name="P47">Operações referentes a inserção de dados</text:p>
          </table:table-cell>
        </table:table-row>
        <table:table-row>
          <table:table-cell table:style-name="Tabela5.A2" office:value-type="string">
            <text:p text:style-name="P125">Caso de teste</text:p>
          </table:table-cell>
          <table:table-cell table:style-name="Tabela5.B2" office:value-type="string">
            <text:p text:style-name="P47">Testar o funcionamento do botão “<text:span text:style-name="T11">Editar</text:span>”</text:p>
          </table:table-cell>
        </table:table-row>
        <table:table-row>
          <table:table-cell table:style-name="Tabela5.A2" office:value-type="string">
            <text:p text:style-name="P125">Pré-condição:</text:p>
          </table:table-cell>
          <table:table-cell table:style-name="Tabela5.B2" office:value-type="string">
            <text:p text:style-name="P59"><text:span text:style-name="T17">Membro da equipe médica capacitado para fazer a triagem</text:span></text:p>
          </table:table-cell>
        </table:table-row>
        <table:table-row>
          <table:table-cell table:style-name="Tabela5.A2" office:value-type="string">
            <text:p text:style-name="P136">Procedimento</text:p>
          </table:table-cell>
          <table:table-cell table:style-name="Tabela5.B2" office:value-type="string">
            <text:p text:style-name="P94"><text:span text:style-name="T6">1.</text:span> Acessar a tela “<text:span text:style-name="T4">Pesquisa de cadastro de triagem” clicando no botão</text:span>: Pesquisa de <text:span text:style-name="T33">triagem</text:span> &gt; Ações &gt; Edição.</text:p>
            <text:p text:style-name="P94"><text:span text:style-name="T6">2.</text:span> <text:span text:style-name="T5">Escolher um dos campos para alterar com uma nova informação no formulário de edição de <text:s/>“Triagem”</text:span></text:p>
            <text:p text:style-name="P102"><text:span text:style-name="T6">3.</text:span> Clicar no botão “<text:span text:style-name="T11">Salvar</text:span>”.</text:p>
          </table:table-cell>
        </table:table-row>
        <table:table-row>
          <table:table-cell table:style-name="Tabela5.A2" office:value-type="string">
            <text:p text:style-name="P136">Resultado esperado:</text:p>
          </table:table-cell>
          <table:table-cell table:style-name="Tabela5.B2" office:value-type="string">
            <text:p text:style-name="P15"><text:span text:style-name="T7">1.</text:span><text:span text:style-name="T11"> O sistema exibirá a mesma tela em que estava.</text:span></text:p>
            <text:p text:style-name="P74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able:table table:name="Tabela6" table:style-name="Tabela6">
        <table:table-column table:style-name="Tabela6.A"/>
        <table:table-column table:style-name="Tabela6.B"/>
        <text:soft-page-break/>
        <table:table-row>
          <table:table-cell table:style-name="Tabela6.A1" office:value-type="string">
            <text:p text:style-name="P126">Contador:</text:p>
          </table:table-cell>
          <table:table-cell table:style-name="Tabela6.B1" office:value-type="string">
            <text:p text:style-name="P85">00<text:span text:style-name="T23">5</text:span></text:p>
          </table:table-cell>
        </table:table-row>
        <table:table-row>
          <table:table-cell table:style-name="Tabela6.A2" office:value-type="string">
            <text:p text:style-name="P126">Criticidade:</text:p>
          </table:table-cell>
          <table:table-cell table:style-name="Tabela6.B2" office:value-type="string">
            <text:p text:style-name="P112">Baixa</text:p>
          </table:table-cell>
        </table:table-row>
        <table:table-row>
          <table:table-cell table:style-name="Tabela6.A2" office:value-type="string">
            <text:p text:style-name="P126">Localização:</text:p>
          </table:table-cell>
          <table:table-cell table:style-name="Tabela6.B2" office:value-type="string">
            <text:p text:style-name="P35">Triagem &gt; Novo cadastro</text:p>
          </table:table-cell>
        </table:table-row>
        <table:table-row>
          <table:table-cell table:style-name="Tabela6.A2" office:value-type="string">
            <text:p text:style-name="P126">Objeto de teste</text:p>
          </table:table-cell>
          <table:table-cell table:style-name="Tabela6.B2" office:value-type="string">
            <text:p text:style-name="P48">Operações referentes a <text:span text:style-name="T22">manutenção</text:span> de dados</text:p>
          </table:table-cell>
        </table:table-row>
        <table:table-row>
          <table:table-cell table:style-name="Tabela6.A2" office:value-type="string">
            <text:p text:style-name="P126">Caso de teste</text:p>
          </table:table-cell>
          <table:table-cell table:style-name="Tabela6.B2" office:value-type="string">
            <text:p text:style-name="P48">Testar o funcionamento do botão “<text:span text:style-name="T12">Visualizar</text:span>”</text:p>
          </table:table-cell>
        </table:table-row>
        <table:table-row table:style-name="Tabela6.6">
          <table:table-cell table:style-name="Tabela6.A2" office:value-type="string">
            <text:p text:style-name="P126">Pré-condição:</text:p>
          </table:table-cell>
          <table:table-cell table:style-name="Tabela6.B2" office:value-type="string">
            <text:p text:style-name="P60"><text:span text:style-name="T17">Membro da equipe médica capacitado para fazer a triagem</text:span></text:p>
          </table:table-cell>
        </table:table-row>
        <table:table-row>
          <table:table-cell table:style-name="Tabela6.A2" office:value-type="string">
            <text:p text:style-name="P137">Procedimento</text:p>
          </table:table-cell>
          <table:table-cell table:style-name="Tabela6.B2" office:value-type="string">
            <text:p text:style-name="P95"><text:span text:style-name="T6">1.</text:span> Acessar a tela <text:span text:style-name="T4">Pesquisa de cadastro de Triagem clicando no botão</text:span>: Pesquisa de <text:span text:style-name="T34">triagem</text:span> &gt; Ações &gt; <text:span text:style-name="T12">Visualiza detalhes da linha selecionada</text:span>.</text:p>
            <text:p text:style-name="P115"/>
          </table:table-cell>
        </table:table-row>
        <table:table-row>
          <table:table-cell table:style-name="Tabela6.A2" office:value-type="string">
            <text:p text:style-name="P137">Resultado esperado:</text:p>
          </table:table-cell>
          <table:table-cell table:style-name="Tabela6.B2" office:value-type="string">
            <text:p text:style-name="P95"><text:span text:style-name="T8">1</text:span><text:span text:style-name="T6">.</text:span> <text:span text:style-name="T12">O sistema exibe a tela “Detalhes do cadastro – Triagem”, com as informações do cadastro selecionado.</text:span></text:p>
            <text:p text:style-name="P103"><text:span text:style-name="T8">2</text:span><text:span text:style-name="T6">.</text:span> Clicar no botão “<text:span text:style-name="T12">Voltar para pesquisa</text:span>”.</text:p>
            <text:p text:style-name="P115"><text:span text:style-name="T6">3.</text:span> O sistema voltará para tela “Pesquisa de cadastro – <text:span text:style-name="T23">Triagem</text:span>”.</text:p>
          </table:table-cell>
        </table:table-row>
      </table:table>
      <text:p text:style-name="P20"/>
      <text:p text:style-name="P4"/>
      <text:p text:style-name="P4"/>
      <text:p text:style-name="P2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Contador:</text:p>
          </table:table-cell>
          <table:table-cell table:style-name="Tabela7.B1" office:value-type="string">
            <text:p text:style-name="P86">00<text:span text:style-name="T25">6</text:span></text:p>
          </table:table-cell>
        </table:table-row>
        <table:table-row>
          <table:table-cell table:style-name="Tabela7.A2" office:value-type="string">
            <text:p text:style-name="P127">Criticidade:</text:p>
          </table:table-cell>
          <table:table-cell table:style-name="Tabela7.B2" office:value-type="string">
            <text:p text:style-name="P119">Média</text:p>
          </table:table-cell>
        </table:table-row>
        <table:table-row>
          <table:table-cell table:style-name="Tabela7.A2" office:value-type="string">
            <text:p text:style-name="P127">Localização:</text:p>
          </table:table-cell>
          <table:table-cell table:style-name="Tabela7.B2" office:value-type="string">
            <text:p text:style-name="P36">Triagem &gt; Novo cadastro</text:p>
          </table:table-cell>
        </table:table-row>
        <table:table-row>
          <table:table-cell table:style-name="Tabela7.A2" office:value-type="string">
            <text:p text:style-name="P127">Objeto de teste</text:p>
          </table:table-cell>
          <table:table-cell table:style-name="Tabela7.B2" office:value-type="string">
            <text:p text:style-name="P49">Operações referentes a <text:span text:style-name="T22">manutenção</text:span> de dados</text:p>
          </table:table-cell>
        </table:table-row>
        <table:table-row>
          <table:table-cell table:style-name="Tabela7.A2" office:value-type="string">
            <text:p text:style-name="P127">Caso de teste</text:p>
          </table:table-cell>
          <table:table-cell table:style-name="Tabela7.B2" office:value-type="string">
            <text:p text:style-name="P49">Testar o funcionamento do botão “<text:span text:style-name="T13">Excluir</text:span>”</text:p>
          </table:table-cell>
        </table:table-row>
        <table:table-row>
          <table:table-cell table:style-name="Tabela7.A2" office:value-type="string">
            <text:p text:style-name="P127">Pré-condição:</text:p>
          </table:table-cell>
          <table:table-cell table:style-name="Tabela7.B2" office:value-type="string">
            <text:p text:style-name="P61"><text:span text:style-name="T17">Membro da equipe médica capacitado para fazer a triagem</text:span></text:p>
          </table:table-cell>
        </table:table-row>
        <table:table-row>
          <table:table-cell table:style-name="Tabela7.A2" office:value-type="string">
            <text:p text:style-name="P138">Procedimento</text:p>
          </table:table-cell>
          <table:table-cell table:style-name="Tabela7.B2" office:value-type="string">
            <text:p text:style-name="P96"><text:span text:style-name="T6">1.</text:span> Acessar a tela <text:span text:style-name="T4">Pesquisa de cadastro de Triagem clicando no botão</text:span>: Pesquisa de <text:span text:style-name="T34">triagem</text:span> &gt; Ações &gt; <text:span text:style-name="T13">Excluir a linha selecionada</text:span>.</text:p>
            <text:p text:style-name="P116"/>
          </table:table-cell>
        </table:table-row>
        <table:table-row>
          <table:table-cell table:style-name="Tabela7.A2" office:value-type="string">
            <text:p text:style-name="P138">Resultado esperado:</text:p>
          </table:table-cell>
          <table:table-cell table:style-name="Tabela7.B2" office:value-type="string">
            <text:p text:style-name="P96"><text:span text:style-name="T8">1</text:span><text:span text:style-name="T6">.</text:span> <text:span text:style-name="T12">O sistema exibirá um caixa “Exclusão de cadastro – Triagem”, com a seguinte informação: Deseja realmente excluir o cadastro de Triagem?</text:span></text:p>
            <text:p text:style-name="P104"><text:span text:style-name="T8">2</text:span><text:span text:style-name="T6">.</text:span> Clicar no botão “<text:span text:style-name="T14">Não</text:span>”.</text:p>
            <text:p text:style-name="P121"><text:span text:style-name="T6">3.</text:span> O sistema voltará para tela “Pesquisa de cadastro – <text:span text:style-name="T25">Triagem</text:span>”</text:p>
            <text:p text:style-name="P121"><text:span text:style-name="T6">4.</text:span> Clicar no botão “Sim”.</text:p>
            <text:p text:style-name="P116"><text:span text:style-name="T9">5</text:span><text:span text:style-name="T6">.</text:span> O sistema voltará para tela “Pesquisa de cadastro – <text:span text:style-name="T25">Triagem</text:span>”.</text:p>
            <text:p text:style-name="P121"><text:span text:style-name="T6">6.</text:span> O sistema excluíra a linha equivalente a <text:span text:style-name="T32">triagem</text:span> escolhido para exclusão.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Procedimento</text:p>
      <text:p text:style-name="P23"/>
      <text:p text:style-name="P2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8">Contador:</text:p>
          </table:table-cell>
          <table:table-cell table:style-name="Tabela8.B1" office:value-type="string">
            <text:p text:style-name="P87">001</text:p>
          </table:table-cell>
        </table:table-row>
        <table:table-row>
          <table:table-cell table:style-name="Tabela8.A2" office:value-type="string">
            <text:p text:style-name="P128">Criticidade:</text:p>
          </table:table-cell>
          <table:table-cell table:style-name="Tabela8.B2" office:value-type="string">
            <text:p text:style-name="P87">Alta</text:p>
          </table:table-cell>
        </table:table-row>
        <table:table-row>
          <table:table-cell table:style-name="Tabela8.A2" office:value-type="string">
            <text:p text:style-name="P128">Localização:</text:p>
          </table:table-cell>
          <table:table-cell table:style-name="Tabela8.B2" office:value-type="string">
            <text:p text:style-name="P37"><text:span text:style-name="T26">Procedimento</text:span> &gt; Novo cadastro</text:p>
          </table:table-cell>
        </table:table-row>
        <table:table-row>
          <table:table-cell table:style-name="Tabela8.A2" office:value-type="string">
            <text:p text:style-name="P128">Objeto de teste</text:p>
          </table:table-cell>
          <table:table-cell table:style-name="Tabela8.B2" office:value-type="string">
            <text:p text:style-name="P50">Operações referentes a inserção de dados</text:p>
          </table:table-cell>
        </table:table-row>
        <table:table-row>
          <table:table-cell table:style-name="Tabela8.A2" office:value-type="string">
            <text:p text:style-name="P128">Caso de teste</text:p>
          </table:table-cell>
          <table:table-cell table:style-name="Tabela8.B2" office:value-type="string">
            <text:p text:style-name="P50">Testar o funcionamento do botão “<text:span text:style-name="T1">S</text:span>alvar”</text:p>
          </table:table-cell>
        </table:table-row>
        <table:table-row>
          <table:table-cell table:style-name="Tabela8.A2" office:value-type="string">
            <text:p text:style-name="P128">Pré-condição:</text:p>
          </table:table-cell>
          <table:table-cell table:style-name="Tabela8.B2" office:value-type="string">
            <text:p text:style-name="P62"><text:span text:style-name="T17">Membro da equipe médica capacitado para fazer os procedimentos</text:span></text:p>
          </table:table-cell>
        </table:table-row>
        <table:table-row>
          <table:table-cell table:style-name="Tabela8.A2" office:value-type="string">
            <text:p text:style-name="P139">Procedimento</text:p>
          </table:table-cell>
          <table:table-cell table:style-name="Tabela8.B2" office:value-type="string">
            <text:p text:style-name="P70"><text:span text:style-name="T6">1. </text:span>Acessar a tela <text:span text:style-name="T15">pelo menu lateral</text:span>: <text:span text:style-name="T26">Procedimento</text:span> &gt; Novo cadastro.</text:p>
            <text:p text:style-name="P70"><text:span text:style-name="T6">2.</text:span> Preencher todos os campos obrigatórios.</text:p>
            <text:p text:style-name="P70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8.A2" office:value-type="string">
            <text:p text:style-name="P139">Resultado esperado:</text:p>
          </table:table-cell>
          <table:table-cell table:style-name="Tabela8.B2" office:value-type="string">
            <text:p text:style-name="P79"><text:span text:style-name="T6">1.</text:span> <text:span text:style-name="T2">O sistema atualizará no Banco de Dados os dados referentes à “Procedimento”.</text:span></text:p>
            <text:p text:style-name="P81"><text:span text:style-name="T6">2.</text:span> <text:span text:style-name="T3">O sistema exibirá a mesma tela em que estava.</text:span></text:p>
            <text:p text:style-name="P75"><text:span text:style-name="T6">3.</text:span> O sistema exibirá a mensagem padrão de operação realizada com sucesso.</text:p>
          </table:table-cell>
        </table:table-row>
      </table:table>
      <text:p text:style-name="P25"/>
      <text:p text:style-name="P25"/>
      <text:p text:style-name="P2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9">Contador:</text:p>
          </table:table-cell>
          <table:table-cell table:style-name="Tabela9.B1" office:value-type="string">
            <text:p text:style-name="P88">00<text:span text:style-name="T18">2</text:span></text:p>
          </table:table-cell>
        </table:table-row>
        <table:table-row>
          <table:table-cell table:style-name="Tabela9.A2" office:value-type="string">
            <text:p text:style-name="P129">Criticidade:</text:p>
          </table:table-cell>
          <table:table-cell table:style-name="Tabela9.B2" office:value-type="string">
            <text:p text:style-name="P110">Alta</text:p>
          </table:table-cell>
        </table:table-row>
        <table:table-row>
          <table:table-cell table:style-name="Tabela9.A2" office:value-type="string">
            <text:p text:style-name="P129">Localização:</text:p>
          </table:table-cell>
          <table:table-cell table:style-name="Tabela9.B2" office:value-type="string">
            <text:p text:style-name="P38"><text:span text:style-name="T27">Procedimento</text:span> &gt; Novo cadastro</text:p>
          </table:table-cell>
        </table:table-row>
        <table:table-row>
          <table:table-cell table:style-name="Tabela9.A2" office:value-type="string">
            <text:p text:style-name="P129">Objeto de teste</text:p>
          </table:table-cell>
          <table:table-cell table:style-name="Tabela9.B2" office:value-type="string">
            <text:p text:style-name="P51">Operações referentes a inserção de dados</text:p>
          </table:table-cell>
        </table:table-row>
        <table:table-row>
          <table:table-cell table:style-name="Tabela9.A2" office:value-type="string">
            <text:p text:style-name="P129">Caso de teste</text:p>
          </table:table-cell>
          <table:table-cell table:style-name="Tabela9.B2" office:value-type="string">
            <text:p text:style-name="P51"><text:bookmark-start text:name="__DdeLink__226_12341575242"/>Testar o funcionamento do botão “<text:span text:style-name="T19">Salvar</text:span>”<text:bookmark-end text:name="__DdeLink__226_12341575242"/></text:p>
          </table:table-cell>
        </table:table-row>
        <table:table-row>
          <table:table-cell table:style-name="Tabela9.A2" office:value-type="string">
            <text:p text:style-name="P129">Pré-condição:</text:p>
          </table:table-cell>
          <table:table-cell table:style-name="Tabela9.B2" office:value-type="string">
            <text:p text:style-name="P63"><text:span text:style-name="T17">Membro da equipe médica capacitado para fazer os procedimentos</text:span></text:p>
          </table:table-cell>
        </table:table-row>
        <table:table-row>
          <table:table-cell table:style-name="Tabela9.A2" office:value-type="string">
            <text:p text:style-name="P140">Procedimento</text:p>
          </table:table-cell>
          <table:table-cell table:style-name="Tabela9.B2" office:value-type="string">
            <text:p text:style-name="P71"><text:span text:style-name="T6">1. </text:span>Acessar a tela <text:span text:style-name="T15">pelo menu lateral</text:span>: <text:span text:style-name="T27">Procedimento</text:span> &gt; Novo cadastro.</text:p>
            <text:p text:style-name="P71"><text:span text:style-name="T6">2.</text:span> <text:span text:style-name="T19">Deixar em branco</text:span> todos os campos obrigatórios.</text:p>
            <text:p text:style-name="P71"><text:span text:style-name="T10">3</text:span><text:span text:style-name="T6">.</text:span> <text:span text:style-name="T1">Clicar no botão “Salvar”.</text:span></text:p>
          </table:table-cell>
        </table:table-row>
        <table:table-row>
          <table:table-cell table:style-name="Tabela9.A2" office:value-type="string">
            <text:p text:style-name="P140">Resultado esperado:</text:p>
          </table:table-cell>
          <table:table-cell table:style-name="Tabela9.B2" office:value-type="string">
            <text:p text:style-name="P16"><text:span text:style-name="T7">1.</text:span><text:span text:style-name="T11"> O sistema exibirá a mesma tela em que estava.</text:span></text:p>
            <text:p text:style-name="P76"><text:span text:style-name="T7">2</text:span><text:span text:style-name="T6">.</text:span> O sistema exibirá a mensagem padrão de <text:span text:style-name="T19">que todos os campos obrigatórios devem ser preenchidos.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oft-page-break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0">Contador:</text:p>
          </table:table-cell>
          <table:table-cell table:style-name="Tabela10.B1" office:value-type="string">
            <text:p text:style-name="P89">00<text:span text:style-name="T20">3</text:span></text:p>
          </table:table-cell>
        </table:table-row>
        <table:table-row>
          <table:table-cell table:style-name="Tabela10.A2" office:value-type="string">
            <text:p text:style-name="P130">Criticidade:</text:p>
          </table:table-cell>
          <table:table-cell table:style-name="Tabela10.B2" office:value-type="string">
            <text:p text:style-name="P97">Média</text:p>
          </table:table-cell>
        </table:table-row>
        <table:table-row>
          <table:table-cell table:style-name="Tabela10.A2" office:value-type="string">
            <text:p text:style-name="P130">Localização:</text:p>
          </table:table-cell>
          <table:table-cell table:style-name="Tabela10.B2" office:value-type="string">
            <text:p text:style-name="P39"><text:span text:style-name="T28">Procedimento</text:span> &gt; Novo cadastro</text:p>
          </table:table-cell>
        </table:table-row>
        <table:table-row>
          <table:table-cell table:style-name="Tabela10.A2" office:value-type="string">
            <text:p text:style-name="P130">Objeto de teste</text:p>
          </table:table-cell>
          <table:table-cell table:style-name="Tabela10.B2" office:value-type="string">
            <text:p text:style-name="P52">Operações referentes a inserção de dados</text:p>
          </table:table-cell>
        </table:table-row>
        <table:table-row>
          <table:table-cell table:style-name="Tabela10.A2" office:value-type="string">
            <text:p text:style-name="P130">Caso de teste</text:p>
          </table:table-cell>
          <table:table-cell table:style-name="Tabela10.B2" office:value-type="string">
            <text:p text:style-name="P52"><text:bookmark-start text:name="__DdeLink__226_123415752411"/>Testar o funcionamento do botão “<text:span text:style-name="T4">Cancelar</text:span>”<text:bookmark-end text:name="__DdeLink__226_123415752411"/></text:p>
          </table:table-cell>
        </table:table-row>
        <table:table-row>
          <table:table-cell table:style-name="Tabela10.A2" office:value-type="string">
            <text:p text:style-name="P130">Pré-condição:</text:p>
          </table:table-cell>
          <table:table-cell table:style-name="Tabela10.B2" office:value-type="string">
            <text:p text:style-name="P64"><text:span text:style-name="T17">Membro da equipe médica capacitado para fazer os procedimentos</text:span></text:p>
          </table:table-cell>
        </table:table-row>
        <table:table-row>
          <table:table-cell table:style-name="Tabela10.A2" office:value-type="string">
            <text:p text:style-name="P141">Procedimento</text:p>
          </table:table-cell>
          <table:table-cell table:style-name="Tabela10.B2" office:value-type="string">
            <text:p text:style-name="P97"><text:span text:style-name="T6">1.</text:span> Acessar a tela <text:span text:style-name="T4">Pesquisa de cadastro de procedimento clicando no botão</text:span>: Pesquisa de <text:span text:style-name="T28">procedimento</text:span> &gt; Ações &gt; Edição.</text:p>
            <text:p text:style-name="P97"><text:span text:style-name="T6">2.</text:span> <text:span text:style-name="T5">Escolher um dos campos para alterar com uma nova informação no formulário de edição de <text:s/>“Procedimento”</text:span></text:p>
            <text:p text:style-name="P105"><text:span text:style-name="T6">3.</text:span> Clicar no botão “Cancelar”.</text:p>
          </table:table-cell>
        </table:table-row>
        <table:table-row>
          <table:table-cell table:style-name="Tabela10.A2" office:value-type="string">
            <text:p text:style-name="P141">Resultado esperado:</text:p>
          </table:table-cell>
          <table:table-cell table:style-name="Tabela10.B2" office:value-type="string">
            <text:p text:style-name="P105"><text:span text:style-name="T6">1.</text:span> O sistema voltará para página de “Pesquisa de cadastro de <text:span text:style-name="T28">procedimento</text:span>”, com os antigos valores do cadastro d<text:span text:style-name="T20">a triagem</text:span> de cada campo não alterados.</text:p>
          </table:table-cell>
        </table:table-row>
      </table:table>
      <text:p text:style-name="P27"/>
      <text:p text:style-name="P27"/>
      <text:p text:style-name="P28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31">Contador:</text:p>
          </table:table-cell>
          <table:table-cell table:style-name="Tabela11.B1" office:value-type="string">
            <text:p text:style-name="P90">00<text:span text:style-name="T21">4</text:span></text:p>
          </table:table-cell>
        </table:table-row>
        <table:table-row>
          <table:table-cell table:style-name="Tabela11.A2" office:value-type="string">
            <text:p text:style-name="P131">Criticidade:</text:p>
          </table:table-cell>
          <table:table-cell table:style-name="Tabela11.B2" office:value-type="string">
            <text:p text:style-name="P113">Média</text:p>
          </table:table-cell>
        </table:table-row>
        <table:table-row>
          <table:table-cell table:style-name="Tabela11.A2" office:value-type="string">
            <text:p text:style-name="P131">Localização:</text:p>
          </table:table-cell>
          <table:table-cell table:style-name="Tabela11.B2" office:value-type="string">
            <text:p text:style-name="P40"><text:span text:style-name="T29">Procedimento</text:span> &gt; Novo cadastro</text:p>
          </table:table-cell>
        </table:table-row>
        <table:table-row>
          <table:table-cell table:style-name="Tabela11.A2" office:value-type="string">
            <text:p text:style-name="P131">Objeto de teste</text:p>
          </table:table-cell>
          <table:table-cell table:style-name="Tabela11.B2" office:value-type="string">
            <text:p text:style-name="P53">Operações referentes a inserção de dados</text:p>
          </table:table-cell>
        </table:table-row>
        <table:table-row>
          <table:table-cell table:style-name="Tabela11.A2" office:value-type="string">
            <text:p text:style-name="P131">Caso de teste</text:p>
          </table:table-cell>
          <table:table-cell table:style-name="Tabela11.B2" office:value-type="string">
            <text:p text:style-name="P53">Testar o funcionamento do botão “<text:span text:style-name="T11">Editar</text:span>”</text:p>
          </table:table-cell>
        </table:table-row>
        <table:table-row>
          <table:table-cell table:style-name="Tabela11.A2" office:value-type="string">
            <text:p text:style-name="P131">Pré-condição:</text:p>
          </table:table-cell>
          <table:table-cell table:style-name="Tabela11.B2" office:value-type="string">
            <text:p text:style-name="P65"><text:span text:style-name="T17">Membro da equipe médica capacitado para fazer os procedimentos</text:span></text:p>
          </table:table-cell>
        </table:table-row>
        <table:table-row>
          <table:table-cell table:style-name="Tabela11.A2" office:value-type="string">
            <text:p text:style-name="P142">Procedimento</text:p>
          </table:table-cell>
          <table:table-cell table:style-name="Tabela11.B2" office:value-type="string">
            <text:p text:style-name="P98"><text:span text:style-name="T6">1.</text:span> Acessar a tela “<text:span text:style-name="T4">Pesquisa de cadastro de Procedimento” clicando no botão</text:span>: Pesquisa de <text:span text:style-name="T35">procedimento</text:span> &gt; Ações &gt; Edição.</text:p>
            <text:p text:style-name="P98"><text:span text:style-name="T6">2.</text:span> <text:span text:style-name="T5">Escolher um dos campos para alterar com uma nova informação no formulário de edição de <text:s/>“Procedimento”</text:span></text:p>
            <text:p text:style-name="P106"><text:span text:style-name="T6">3.</text:span> Clicar no botão “<text:span text:style-name="T11">Salvar</text:span>”.</text:p>
          </table:table-cell>
        </table:table-row>
        <table:table-row>
          <table:table-cell table:style-name="Tabela11.A2" office:value-type="string">
            <text:p text:style-name="P142">Resultado esperado:</text:p>
          </table:table-cell>
          <table:table-cell table:style-name="Tabela11.B2" office:value-type="string">
            <text:p text:style-name="P17"><text:span text:style-name="T7">1.</text:span><text:span text:style-name="T11"> O sistema exibirá a mesma tela em que estava.</text:span></text:p>
            <text:p text:style-name="P77"><text:span text:style-name="T7">2</text:span><text:span text:style-name="T6">.</text:span> O sistema exibirá a mensagem padrão de operação realizada com sucesso.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32">Contador:</text:p>
          </table:table-cell>
          <table:table-cell table:style-name="Tabela12.B1" office:value-type="string">
            <text:p text:style-name="P91">00<text:span text:style-name="T23">5</text:span></text:p>
          </table:table-cell>
        </table:table-row>
        <table:table-row>
          <table:table-cell table:style-name="Tabela12.A2" office:value-type="string">
            <text:p text:style-name="P132">Criticidade:</text:p>
          </table:table-cell>
          <table:table-cell table:style-name="Tabela12.B2" office:value-type="string">
            <text:p text:style-name="P114">Baixa</text:p>
          </table:table-cell>
        </table:table-row>
        <table:table-row>
          <table:table-cell table:style-name="Tabela12.A2" office:value-type="string">
            <text:p text:style-name="P132">Localização:</text:p>
          </table:table-cell>
          <table:table-cell table:style-name="Tabela12.B2" office:value-type="string">
            <text:p text:style-name="P41"><text:span text:style-name="T30">Procedimento</text:span> &gt; Novo cadastro</text:p>
          </table:table-cell>
        </table:table-row>
        <table:table-row>
          <table:table-cell table:style-name="Tabela12.A2" office:value-type="string">
            <text:p text:style-name="P132">Objeto de teste</text:p>
          </table:table-cell>
          <table:table-cell table:style-name="Tabela12.B2" office:value-type="string">
            <text:p text:style-name="P54">Operações referentes a <text:span text:style-name="T22">manutenção</text:span> de dados</text:p>
          </table:table-cell>
        </table:table-row>
        <table:table-row>
          <table:table-cell table:style-name="Tabela12.A2" office:value-type="string">
            <text:p text:style-name="P132">Caso de teste</text:p>
          </table:table-cell>
          <table:table-cell table:style-name="Tabela12.B2" office:value-type="string">
            <text:p text:style-name="P54">Testar o funcionamento do botão “<text:span text:style-name="T12">Visualizar</text:span>”</text:p>
          </table:table-cell>
        </table:table-row>
        <table:table-row table:style-name="Tabela12.6">
          <table:table-cell table:style-name="Tabela12.A2" office:value-type="string">
            <text:p text:style-name="P132">Pré-condição:</text:p>
          </table:table-cell>
          <table:table-cell table:style-name="Tabela12.B2" office:value-type="string">
            <text:p text:style-name="P66"><text:span text:style-name="T17">Membro da equipe médica capacitado para fazer os procedimentos</text:span></text:p>
          </table:table-cell>
        </table:table-row>
        <table:table-row>
          <table:table-cell table:style-name="Tabela12.A2" office:value-type="string">
            <text:p text:style-name="P143">Procedimento</text:p>
          </table:table-cell>
          <table:table-cell table:style-name="Tabela12.B2" office:value-type="string">
            <text:p text:style-name="P99"><text:span text:style-name="T6">1.</text:span> Acessar a tela <text:span text:style-name="T4">Pesquisa de cadastro de Procedimento clicando no botão</text:span>: Pesquisa de <text:span text:style-name="T35">procedimento</text:span> &gt; Ações &gt; <text:span text:style-name="T12">Visualiza detalhes da linha selecionada</text:span>.</text:p>
            <text:p text:style-name="P117"/>
          </table:table-cell>
        </table:table-row>
        <table:table-row>
          <table:table-cell table:style-name="Tabela12.A2" office:value-type="string">
            <text:p text:style-name="P143">Resultado esperado:</text:p>
          </table:table-cell>
          <table:table-cell table:style-name="Tabela12.B2" office:value-type="string">
            <text:p text:style-name="P99"><text:span text:style-name="T8">1</text:span><text:span text:style-name="T6">.</text:span> <text:span text:style-name="T12">O sistema exibe a tela “Detalhes do cadastro – Procedimento”, com as informações do cadastro selecionado.</text:span></text:p>
            <text:p text:style-name="P107"><text:span text:style-name="T8">2</text:span><text:span text:style-name="T6">.</text:span> Clicar no botão “<text:span text:style-name="T12">Voltar para pesquisa</text:span>”.</text:p>
            <text:p text:style-name="P117"><text:span text:style-name="T6">3.</text:span> O sistema voltará para tela “Pesquisa de cadastro – <text:span text:style-name="T30">Procedimento</text:span>”.</text:p>
          </table:table-cell>
        </table:table-row>
      </table:table>
      <text:p text:style-name="P29"/>
      <text:p text:style-name="P29"/>
      <text:p text:style-name="P3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33">Contador:</text:p>
          </table:table-cell>
          <table:table-cell table:style-name="Tabela13.B1" office:value-type="string">
            <text:p text:style-name="P92">00<text:span text:style-name="T25">6</text:span></text:p>
          </table:table-cell>
        </table:table-row>
        <table:table-row>
          <table:table-cell table:style-name="Tabela13.A2" office:value-type="string">
            <text:p text:style-name="P133">Criticidade:</text:p>
          </table:table-cell>
          <table:table-cell table:style-name="Tabela13.B2" office:value-type="string">
            <text:p text:style-name="P120">Média</text:p>
          </table:table-cell>
        </table:table-row>
        <table:table-row>
          <table:table-cell table:style-name="Tabela13.A2" office:value-type="string">
            <text:p text:style-name="P133">Localização:</text:p>
          </table:table-cell>
          <table:table-cell table:style-name="Tabela13.B2" office:value-type="string">
            <text:p text:style-name="P42"><text:span text:style-name="T31">Procedimento</text:span> &gt; Novo cadastro</text:p>
          </table:table-cell>
        </table:table-row>
        <table:table-row>
          <table:table-cell table:style-name="Tabela13.A2" office:value-type="string">
            <text:p text:style-name="P133">Objeto de teste</text:p>
          </table:table-cell>
          <table:table-cell table:style-name="Tabela13.B2" office:value-type="string">
            <text:p text:style-name="P55">Operações referentes a <text:span text:style-name="T22">manutenção</text:span> de dados</text:p>
          </table:table-cell>
        </table:table-row>
        <table:table-row>
          <table:table-cell table:style-name="Tabela13.A2" office:value-type="string">
            <text:p text:style-name="P133">Caso de teste</text:p>
          </table:table-cell>
          <table:table-cell table:style-name="Tabela13.B2" office:value-type="string">
            <text:p text:style-name="P55">Testar o funcionamento do botão “<text:span text:style-name="T13">Excluir</text:span>”</text:p>
          </table:table-cell>
        </table:table-row>
        <table:table-row>
          <table:table-cell table:style-name="Tabela13.A2" office:value-type="string">
            <text:p text:style-name="P133">Pré-condição:</text:p>
          </table:table-cell>
          <table:table-cell table:style-name="Tabela13.B2" office:value-type="string">
            <text:p text:style-name="P67"><text:span text:style-name="T17">Membro da equipe médica capacitado para fazer os procedimentos</text:span></text:p>
          </table:table-cell>
        </table:table-row>
        <table:table-row>
          <table:table-cell table:style-name="Tabela13.A2" office:value-type="string">
            <text:p text:style-name="P144">Procedimento</text:p>
          </table:table-cell>
          <table:table-cell table:style-name="Tabela13.B2" office:value-type="string">
            <text:p text:style-name="P100"><text:span text:style-name="T6">1.</text:span> Acessar a tela <text:span text:style-name="T4">Pesquisa de cadastro de Procedimento clicando no botão</text:span>: Pesquisa de <text:span text:style-name="T31">Procedimento</text:span> &gt; Ações &gt; <text:span text:style-name="T13">Excluir a linha selecionada</text:span>.</text:p>
          </table:table-cell>
        </table:table-row>
        <table:table-row>
          <table:table-cell table:style-name="Tabela13.A2" office:value-type="string">
            <text:p text:style-name="P144">Resultado esperado:</text:p>
          </table:table-cell>
          <table:table-cell table:style-name="Tabela13.B2" office:value-type="string">
            <text:p text:style-name="P100"><text:span text:style-name="T8">1</text:span><text:span text:style-name="T6">.</text:span> <text:span text:style-name="T12">O sistema exibirá um caixa “Exclusão de cadastro – Procedimento”, com a seguinte informação: Deseja realmente excluir o cadastro de procedimento?</text:span></text:p>
            <text:p text:style-name="P108"><text:span text:style-name="T8">2</text:span><text:span text:style-name="T6">.</text:span> Clicar no botão “<text:span text:style-name="T14">Não</text:span>”.</text:p>
            <text:p text:style-name="P122"><text:span text:style-name="T6">3.</text:span> O sistema voltará para tela “Pesquisa de cadastro – <text:span text:style-name="T31">Procedimento</text:span>”</text:p>
            <text:p text:style-name="P122"><text:span text:style-name="T6">4.</text:span> Clicar no botão “Sim”.</text:p>
            <text:p text:style-name="P118"><text:span text:style-name="T9">5</text:span><text:span text:style-name="T6">.</text:span> O sistema voltará para tela “Pesquisa de cadastro – <text:span text:style-name="T31">Procedimento</text:span>”.</text:p>
            <text:p text:style-name="P122"><text:span text:style-name="T6">6.</text:span> O sistema excluíra a linha equivalente ao <text:span text:style-name="T24">procedimento</text:span> escolhido para exclusão.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01cm" fo:margin-left="0cm" fo:margin-right="0cm" fo:margin-bottom="0.80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Imagem1" text:anchor-type="paragraph" svg:y="-1.231cm" svg:width="7.865cm" svg:height="2.785cm" draw:z-index="0"><draw:image xlink:href="Pictures/100002010000016100000077D319957F.png" xlink:type="simple" xlink:show="embed" xlink:actuate="onLoad"/></draw:frame></text:p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0:00:29.979248509</meta:creation-date>
    <dc:date>2015-06-17T16:35:51.213138041</dc:date>
    <meta:editing-duration>PT2H43M38S</meta:editing-duration>
    <meta:editing-cycles>45</meta:editing-cycles>
    <meta:generator>LibreOffice/4.2.8.2$Linux_X86_64 LibreOffice_project/420m0$Build-2</meta:generator>
    <meta:document-statistic meta:table-count="13" meta:image-count="1" meta:object-count="0" meta:page-count="6" meta:paragraph-count="237" meta:word-count="1253" meta:character-count="8000" meta:non-whitespace-character-count="6970"/>
  </office:meta>
</office:document-meta>
</file>